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color="#c9211e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Heading_20_1">
      <style:paragraph-properties fo:margin-top="0.0874in" fo:margin-bottom="0.0043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color="#c9211e"/>
    </style:style>
    <style:style style:name="T2" style:family="text">
      <style:text-properties fo:color="#78037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🧠 </text:span><text:span text:style-name="Strong_20_Emphasis"><text:span text:style-name="T1">List Comprehension in Python </text:span></text:span></text:h>
      <text:p text:style-name="P1"/>
      <text:h text:style-name="Heading_20_2" text:outline-level="2"><text:span text:style-name="T2">📘 </text:span><text:span text:style-name="Strong_20_Emphasis"><text:span text:style-name="T2">Definition </text:span></text:span></text:h>
      <text:p text:style-name="Text_20_body"><text:span text:style-name="Strong_20_Emphasis">List Comprehension</text:span> is an elegant, concise, and Pythonic way to create new lists by applying an expression to each item in an iterable (like a list, range, string, etc.), optionally filtering with a condition.</text:p>
      <text:p text:style-name="Quotations"><text:span text:style-name="Strong_20_Emphasis"><text:span text:style-name="T3">In simple words:</text:span></text:span><text:line-break/>Instead of writing a long for-loop to build a list, you can do it in <text:span text:style-name="Strong_20_Emphasis">one smart line</text:span> with <text:span text:style-name="Strong_20_Emphasis">list comprehension</text:span>.</text:p>
      <text:p text:style-name="Text_20_body">It improves <text:span text:style-name="Strong_20_Emphasis">code readability</text:span>, reduces the <text:span text:style-name="Strong_20_Emphasis">number of lines</text:span>, and often executes <text:span text:style-name="Strong_20_Emphasis">faster</text:span> than traditional loops.</text:p>
      <text:p text:style-name="Horizontal_20_Line"/>
      <text:h text:style-name="Heading_20_2" text:outline-level="2"><text:span text:style-name="T2">🧾 </text:span><text:span text:style-name="Strong_20_Emphasis"><text:span text:style-name="T2">Syntax of List Comprehension</text:span></text:span></text:h>
      <text:p text:style-name="P2"><text:span text:style-name="Source_20_Text">new_list = [expression for item in iterable if condition]</text:span></text:p>
      <text:h text:style-name="Heading_20_3" text:outline-level="3">📌 Explanation of Syntax:</text:h>
      <text:list xml:id="list3636836019" text:style-name="L1">
        <text:list-item>
          <text:p text:style-name="P4"><text:span text:style-name="Source_20_Text">expression</text:span> → The value to be stored in the new list (can be a function, operation, or transformation)</text:p>
        </text:list-item>
        <text:list-item>
          <text:p text:style-name="P4"><text:span text:style-name="Source_20_Text">for item in iterable</text:span> → Loops over each item in the iterable (like list, range, etc.)</text:p>
        </text:list-item>
        <text:list-item>
          <text:p text:style-name="P4"><text:span text:style-name="Source_20_Text">if condition</text:span> → (Optional) Filter condition for including items in the result</text:p>
        </text:list-item>
      </text:list>
      <text:p text:style-name="Horizontal_20_Line"/>
      <text:h text:style-name="Heading_20_2" text:outline-level="2"><text:span text:style-name="T2">✅ </text:span><text:span text:style-name="Strong_20_Emphasis"><text:span text:style-name="T2">Examples with Explanation</text:span></text:span></text:h>
      <text:p text:style-name="Horizontal_20_Line"/>
      <text:h text:style-name="Heading_20_3" text:outline-level="3"><text:span text:style-name="T4">🔹 </text:span><text:span text:style-name="Strong_20_Emphasis"><text:span text:style-name="T4">Example 1</text:span></text:span><text:span text:style-name="Strong_20_Emphasis">: Create a list of squares of numbers</text:span></text:h>
      <text:h text:style-name="Heading_20_4" text:outline-level="4">✅ Traditional Method:</text:h>
      <text:p text:style-name="Preformatted_20_Text"><text:span text:style-name="Source_20_Text">squares = []</text:span></text:p>
      <text:p text:style-name="Preformatted_20_Text"><text:span text:style-name="Source_20_Text">for i in range(1, 6):</text:span></text:p>
      <text:p text:style-name="Preformatted_20_Text"><text:span text:style-name="Source_20_Text"><text:s text:c="4"/>squares.append(i**2)</text:span></text:p>
      <text:p text:style-name="P2"><text:span text:style-name="Source_20_Text">print(squares)</text:span></text:p>
      <text:h text:style-name="Heading_20_4" text:outline-level="4">✅ List Comprehension:</text:h>
      <text:p text:style-name="Preformatted_20_Text"><text:span text:style-name="Source_20_Text">squares = [i**2 for i in range(1, 6)]</text:span></text:p>
      <text:p text:style-name="P2"><text:soft-page-break/><text:span text:style-name="Source_20_Text">print(squares)</text:span></text:p>
      <text:p text:style-name="Text_20_body">👉 <text:span text:style-name="Strong_20_Emphasis">Output:</text:span> <text:span text:style-name="Source_20_Text">[1, 4, 9, 16, 25]</text:span></text:p>
      <text:p text:style-name="Text_20_body">📘 <text:span text:style-name="Strong_20_Emphasis">Explanation:</text:span><text:line-break/>We are squaring each number in range 1 to 5 and storing it directly in a new list – all in one line!</text:p>
      <text:p text:style-name="Horizontal_20_Line"/>
      <text:h text:style-name="Heading_20_3" text:outline-level="3"><text:span text:style-name="T4">🔹 </text:span><text:span text:style-name="Strong_20_Emphasis"><text:span text:style-name="T4">Example 2:</text:span></text:span><text:span text:style-name="Strong_20_Emphasis"> Filter even numbers from a list</text:span></text:h>
      <text:p text:style-name="Preformatted_20_Text"><text:span text:style-name="Source_20_Text">nums = [1, 2, 3, 4, 5, 6]</text:span></text:p>
      <text:p text:style-name="Preformatted_20_Text"><text:span text:style-name="Source_20_Text">evens = [n for n in nums if n % 2 == 0]</text:span></text:p>
      <text:p text:style-name="P2"><text:span text:style-name="Source_20_Text">print(evens)</text:span></text:p>
      <text:p text:style-name="Text_20_body">👉 <text:span text:style-name="Strong_20_Emphasis">Output:</text:span> <text:span text:style-name="Source_20_Text">[2, 4, 6]</text:span></text:p>
      <text:p text:style-name="Text_20_body">📘 <text:span text:style-name="Strong_20_Emphasis">Explanation:</text:span><text:line-break/>The condition <text:span text:style-name="Source_20_Text">if n % 2 == 0</text:span> filters only even numbers and stores them in the new list.</text:p>
      <text:p text:style-name="Horizontal_20_Line"/>
      <text:h text:style-name="Heading_20_3" text:outline-level="3"><text:span text:style-name="T4">🔹 </text:span><text:span text:style-name="Strong_20_Emphasis"><text:span text:style-name="T4">Example 3</text:span></text:span><text:span text:style-name="Strong_20_Emphasis">: Convert a list of strings to uppercase</text:span></text:h>
      <text:p text:style-name="Preformatted_20_Text"><text:span text:style-name="Source_20_Text">names = ['nirmala', 'sita', 'geeta']</text:span></text:p>
      <text:p text:style-name="Preformatted_20_Text"><text:span text:style-name="Source_20_Text">upper_names = [name.upper() for name in names]</text:span></text:p>
      <text:p text:style-name="P2"><text:span text:style-name="Source_20_Text">print(upper_names)</text:span></text:p>
      <text:p text:style-name="Text_20_body">👉 <text:span text:style-name="Strong_20_Emphasis">Output:</text:span> <text:span text:style-name="Source_20_Text">['NIRMALA', 'SITA', 'GEETA']</text:span></text:p>
      <text:p text:style-name="Text_20_body">📘 <text:span text:style-name="Strong_20_Emphasis">Explanation:</text:span><text:line-break/>The expression <text:span text:style-name="Source_20_Text">name.upper()</text:span> is applied to each item of the list to convert it into uppercase.</text:p>
      <text:p text:style-name="Horizontal_20_Line"/>
      <text:h text:style-name="Heading_20_3" text:outline-level="3">🔹 <text:span text:style-name="Strong_20_Emphasis">Example 4: Nested Loops using List Comprehension</text:span></text:h>
      <text:p text:style-name="Preformatted_20_Text"><text:span text:style-name="Source_20_Text">pairs = [(x, y) for x in [1, 2] for y in [3, 4]]</text:span></text:p>
      <text:p text:style-name="P2"><text:span text:style-name="Source_20_Text">print(pairs)</text:span></text:p>
      <text:p text:style-name="Text_20_body">👉 <text:span text:style-name="Strong_20_Emphasis">Output:</text:span> <text:span text:style-name="Source_20_Text">[(1, 3), (1, 4), (2, 3), (2, 4)]</text:span></text:p>
      <text:p text:style-name="Text_20_body">📘 <text:span text:style-name="Strong_20_Emphasis">Explanation:</text:span><text:line-break/>You can even use <text:span text:style-name="Strong_20_Emphasis">multiple for-loops</text:span> inside list comprehension to generate combinations.</text:p>
      <text:p text:style-name="Horizontal_20_Line"/>
      <text:h text:style-name="Heading_20_2" text:outline-level="2">🧩 <text:span text:style-name="Strong_20_Emphasis">Real-Life Analogy</text:span></text:h>
      <text:p text:style-name="Text_20_body">🧠 Think of list comprehension like a <text:span text:style-name="Strong_20_Emphasis">fast food counter</text:span>:</text:p>
      <text:list xml:id="list1708292858" text:style-name="L2">
        <text:list-item>
          <text:p text:style-name="P5">Traditional loop is like ordering each item separately → slow and lengthy.</text:p>
        </text:list-item>
        <text:list-item>
          <text:p text:style-name="P5"><text:soft-page-break/>List comprehension is like a <text:span text:style-name="Strong_20_Emphasis">combo pack</text:span> → all-in-one, fast, efficient, and ready to go!</text:p>
        </text:list-item>
      </text:list>
      <text:p text:style-name="Horizontal_20_Line"/>
      <text:h text:style-name="Heading_20_2" text:outline-level="2">🎯 <text:span text:style-name="Strong_20_Emphasis">When to Use List Comprehension</text:span></text:h>
      <text:p text:style-name="Text_20_body">✅ When you're building a new list from an existing iterable<text:line-break/>✅ When you need filtering + transformation<text:line-break/>✅ When you want clean, short, and readable code<text:line-break/>✅ Great for competitive coding &amp; interviews</text:p>
      <text:p text:style-name="Horizontal_20_Line"/>
      <text:h text:style-name="Heading_20_2" text:outline-level="2">⚠️ <text:span text:style-name="Strong_20_Emphasis">When NOT to Use</text:span></text:h>
      <text:p text:style-name="Text_20_body">❌ If logic is too complex (e.g., multiple nested if-else)<text:line-break/>❌ If readability is more important than brevity<text:line-break/>❌ Don’t force list comprehension where a simple for-loop is clearer</text:p>
      <text:p text:style-name="Horizontal_20_Line"/>
      <text:h text:style-name="Heading_20_2" text:outline-level="2"><text:span text:style-name="T2">📌 </text:span><text:span text:style-name="Strong_20_Emphasis"><text:span text:style-name="T2">Conclusion</text:span></text:span></text:h>
      <text:p text:style-name="Text_20_body">🔚 <text:span text:style-name="Strong_20_Emphasis">List comprehension</text:span> is a powerful feature of Python that helps you write cleaner, shorter, and faster code when creating new lists.<text:line-break/>It combines <text:span text:style-name="Strong_20_Emphasis">looping</text:span>, <text:span text:style-name="Strong_20_Emphasis">transformation</text:span>, and <text:span text:style-name="Strong_20_Emphasis">filtering</text:span> into a single elegant line.</text:p>
      <text:p text:style-name="Text_20_body">Use it wisely to write <text:span text:style-name="Strong_20_Emphasis">Pythonic code</text:span> that looks smart and performs well.</text:p>
      <text:p text:style-name="Horizontal_20_Line"/>
      <text:h text:style-name="Heading_20_2" text:outline-level="2"><text:span text:style-name="T2">💼 </text:span><text:span text:style-name="Strong_20_Emphasis"><text:span text:style-name="T2">Interview Tip (🔥 Must Know</text:span></text:span><text:span text:style-name="Strong_20_Emphasis">)</text:span></text:h>
      <text:p text:style-name="Text_20_body">🎯 <text:span text:style-name="Strong_20_Emphasis">Interviewers often ask:</text:span></text:p>
      <text:list xml:id="list2019519166" text:style-name="L3">
        <text:list-item>
          <text:p text:style-name="P6"><text:span text:style-name="Strong_20_Emphasis">“How will you convert a for-loop into list comprehension?”</text:span></text:p>
        </text:list-item>
        <text:list-item>
          <text:p text:style-name="P6"><text:span text:style-name="Strong_20_Emphasis">“How to filter or map in one line using Python?”</text:span></text:p>
        </text:list-item>
        <text:list-item>
          <text:p text:style-name="P6"><text:span text:style-name="Strong_20_Emphasis">“Explain the difference between map(), filter(), and list comprehension.”</text:span></text:p>
        </text:list-item>
      </text:list>
      <text:p text:style-name="Text_20_body">✅ <text:span text:style-name="Strong_20_Emphasis">Pro Tip:</text:span><text:line-break/>Always mention that list comprehension is not just syntactic sugar – it also boosts performance and is preferred for simple operations over iterables.</text:p>
      <text:p text:style-name="Horizontal_20_Line"/>
      <text:h text:style-name="Heading_20_2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7T12:03:36.249000000</meta:creation-date>
    <dc:date>2025-07-19T15:19:30.821000000</dc:date>
    <meta:editing-duration>PT1H31M37S</meta:editing-duration>
    <meta:editing-cycles>2</meta:editing-cycles>
    <meta:generator>Neat_Office/6.2.8.2$Windows_x86 LibreOffice_project/</meta:generator>
    <meta:document-statistic meta:table-count="0" meta:image-count="0" meta:object-count="0" meta:page-count="3" meta:paragraph-count="57" meta:word-count="598" meta:character-count="3380" meta:non-whitespace-character-count="2839"/>
  </office:meta>
</office:document-meta>
</file>